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Whom It May Concern:</text:p>
      <text:p text:style-name="Standard"/>
      <text:p text:style-name="P1">Rustam Azimov is a PhD student at Saint Petersburg State University and a researcher at Programming Languages and Tools Lab. He joined our team in 2015 and worked under my supervision. During this period, he earned a bachelor's degree and master's degree in computer science. Rustam’s bachelor project was a development of static syntax analysis for dynamically generated string expressions. Rustam’s master project was aimed to create efficient algorithm for context-free path queries evaluation over graph database. As a result, he proposed an algorithm which is based on matrices multiplication and thus allows one to utilize GPGPUs and existing high-performance libraries for linear algebra for graph database querying. Rustam’s PhD research is aimed to improve proposed algorithm (e.g. to develop multi-GPU and distributed versions), provide efficient implementation of it and make it available for real-world graph database querying systems.</text:p>
      <text:p text:style-name="P1"/>
      <text:p text:style-name="P1">Rustam's research interests include formal language theory (namely grammars and parsing algorithms), graph database querying, <text:s/>and high-performance computing (GPGPU programming, distributed systems).</text:p>
      <text:p text:style-name="P1"/>
      <text:p text:style-name="P1">It is my pleasure to work with Rustam. He is disciplined and self-motivated to investigate and learn new things. He successfully completed the tasks assigned to him. Rustam also demonstrated excellent collaboration skills, working at Programming Languages and Tools Lab and doing an internship at INRIA Links team.</text:p>
      <text:p text:style-name="P1"/>
      <text:p text:style-name="P1">To conclude, I would like to recommend Rustam for your Nvidia Graduate Fellowship. I am sure he will use your support and what he learned during internship to move forward his PhD research.</text:p>
      <text:p text:style-name="Standard"/>
      <text:p text:style-name="Standard">Sincerely,</text:p>
      <text:p text:style-name="Standard">Semyon Grigorev,</text:p>
      <text:p text:style-name="Standard">an associate professor at Saint Petersburg State University and a researcher at Programming Languages and Tools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267" meta:character-count="1813" meta:non-whitespace-character-count="1553"/>
    <meta:generator>LibreOfficeDev/6.0.5.2$Linux_X86_64 LibreOffice_project/</meta:generator>
  </office:meta>
</office:document-meta>
</file>